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0dde9d" officeooo:paragraph-rsid="000dde9d"/>
    </style:style>
    <style:style style:name="P2" style:family="paragraph" style:parent-style-name="Preformatted_20_Text">
      <style:text-properties officeooo:rsid="000dde9d" officeooo:paragraph-rsid="000dde9d"/>
    </style:style>
    <style:style style:name="P3" style:family="paragraph" style:parent-style-name="Preformatted_20_Text">
      <style:text-properties officeooo:rsid="000f99b5" officeooo:paragraph-rsid="000f99b5"/>
    </style:style>
    <style:style style:name="P4" style:family="paragraph" style:parent-style-name="Preformatted_20_Text">
      <style:text-properties officeooo:rsid="000f99b5" officeooo:paragraph-rsid="001190e1"/>
    </style:style>
    <style:style style:name="P5" style:family="paragraph" style:parent-style-name="Preformatted_20_Text">
      <style:text-properties officeooo:rsid="000f99b5" officeooo:paragraph-rsid="0013417c"/>
    </style:style>
    <style:style style:name="P6" style:family="paragraph" style:parent-style-name="Preformatted_20_Text">
      <style:text-properties officeooo:rsid="00115549" officeooo:paragraph-rsid="00115549"/>
    </style:style>
    <style:style style:name="P7" style:family="paragraph" style:parent-style-name="Preformatted_20_Text">
      <style:text-properties officeooo:rsid="00115549" officeooo:paragraph-rsid="001167ad"/>
    </style:style>
    <style:style style:name="P8" style:family="paragraph" style:parent-style-name="Preformatted_20_Text">
      <style:text-properties officeooo:rsid="00115549" officeooo:paragraph-rsid="001190e1"/>
    </style:style>
    <style:style style:name="P9" style:family="paragraph" style:parent-style-name="Preformatted_20_Text">
      <style:text-properties officeooo:rsid="001167ad" officeooo:paragraph-rsid="001167ad"/>
    </style:style>
    <style:style style:name="P10" style:family="paragraph" style:parent-style-name="Preformatted_20_Text">
      <style:text-properties officeooo:rsid="001167ad" officeooo:paragraph-rsid="00144d21"/>
    </style:style>
    <style:style style:name="P11" style:family="paragraph" style:parent-style-name="Preformatted_20_Text">
      <style:text-properties officeooo:rsid="001167ad" officeooo:paragraph-rsid="001587fa"/>
    </style:style>
    <style:style style:name="P12" style:family="paragraph" style:parent-style-name="Preformatted_20_Text">
      <style:text-properties officeooo:rsid="001190e1" officeooo:paragraph-rsid="001190e1"/>
    </style:style>
    <style:style style:name="P13" style:family="paragraph" style:parent-style-name="Preformatted_20_Text">
      <style:text-properties officeooo:rsid="00144d21" officeooo:paragraph-rsid="00144d21"/>
    </style:style>
    <style:style style:name="P14" style:family="paragraph" style:parent-style-name="Preformatted_20_Text">
      <style:text-properties officeooo:rsid="00144d21" officeooo:paragraph-rsid="001587fa"/>
    </style:style>
    <style:style style:name="P15" style:family="paragraph" style:parent-style-name="Preformatted_20_Text">
      <style:text-properties officeooo:rsid="001587fa" officeooo:paragraph-rsid="001587fa"/>
    </style:style>
    <style:style style:name="T1" style:family="text">
      <style:text-properties officeooo:rsid="001167ad"/>
    </style:style>
    <style:style style:name="T2" style:family="text">
      <style:text-properties officeooo:rsid="001190e1"/>
    </style:style>
    <style:style style:name="T3" style:family="text">
      <style:text-properties officeooo:rsid="0013417c"/>
    </style:style>
    <style:style style:name="T4" style:family="text">
      <style:text-properties officeooo:rsid="00144d21"/>
    </style:style>
    <style:style style:name="T5" style:family="text">
      <style:text-properties officeooo:rsid="001587fa"/>
    </style:style>
    <style:style style:name="T6" style:family="text">
      <style:text-properties officeooo:rsid="0015cb6e"/>
    </style:style>
    <style:style style:name="T7" style:family="text">
      <style:text-properties officeooo:rsid="0017a7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生产者/消费者程序文档</text:p>
      <text:p text:style-name="P1"/>
      <text:p text:style-name="P1">由一个进程创建三个子进程，三个子进程一个是生产者进程，两个是消费者进程</text:p>
      <text:p text:style-name="P1">父子进程都使用附近城创建的共享存储区进行通信，由生产者讲一个数组中的十</text:p>
      <text:p text:style-name="P1">个数值发送到由5个缓冲区组成的共享内存中，两个消费者进程轮番接收并输出这</text:p>
      <text:p text:style-name="P1">10个数值，同事讲两个消费者进程独处的数值进行累加求和</text:p>
      <text:p text:style-name="P1"/>
      <text:p text:style-name="P3">设计要求的分析：</text:p>
      <text:p text:style-name="P3">1.要求用一个进程创建三个子进程</text:p>
      <text:p text:style-name="P3">解决方案：在Linux系统下提供了fork系统调用，可以通过在main函数中（主进程）调用fork函数来分别三次派生出三个子进程，声明三个pid_t变量用以存储其子进程ID。</text:p>
      <text:p text:style-name="P3">2.三个进程中一个是生产者两个是消费者，父子进程都使用父进程创建的共享存储区进程通信</text:p>
      <text:p text:style-name="P3">解决方案：在父进程中申请共享内存，并将共享内存区映射到一个地址上，通过对这个地址的读写来实现进程间的通信。</text:p>
      <text:p text:style-name="P6">3.由生产者将一个数组中的十个数值发送到由5个缓冲区组成的共享内存中，两个消费者轮流接收并输出这十个数值</text:p>
      <text:p text:style-name="P6">解决方案：定义一个包含十个数值的int型数组，使用for循环10次将十个数字分发到缓冲区中，由于缓冲区有限，所以要在缓冲区不满5个时向缓冲区中添加数据，而当缓冲区满的时候阻塞并通知消费者来消费数据。</text:p>
      <text:p text:style-name="P6">使用PV操作来完成这样的同步。而由于要求“轮流的”从缓冲区中拿走数据，所以对于消费者应该是互斥的访问缓冲区，使用PV来完成这样的互斥。</text:p>
      <text:p text:style-name="P6">具体的PV操作同步与互斥思想如下：</text:p>
      <text:p text:style-name="P7">semaphore sempc[2], semcc<text:span text:style-name="T3">[2]</text:span>;<text:tab/>//定义用于同步的信号量集sempc<text:span text:style-name="T2">，和用于互斥的信号量semcc</text:span></text:p>
      <text:p text:style-name="P12">sempc[0].semval = 5;<text:tab/><text:tab/><text:tab/><text:tab/>//设sempc生产者使用的信号量数值为5，即5个缓冲区大小</text:p>
      <text:p text:style-name="P12">sempc[1].semval = 0;<text:tab/><text:tab/><text:tab/><text:tab/>//设sempc消费者使用的信号量数值为0，开始无法消费</text:p>
      <text:p text:style-name="P7">sem<text:span text:style-name="T2">cc[0] = semcc[1] = 0;</text:span></text:p>
      <text:p text:style-name="P8">/*</text:p>
      <text:p text:style-name="P8"><text:span text:style-name="T1">生产者进程，将10个数每次一个填入缓冲区中，并将sempc[0]信号量数值</text:span></text:p>
      <text:p text:style-name="P8"><text:span text:style-name="T1">减一，如果为零则阻塞，说明已经生产出了5个，达到了满的状态，此时应该</text:span></text:p>
      <text:p text:style-name="P8">停止生产<text:span text:style-name="T2">，而向sempc加一通知消费者可以进行消费。</text:span></text:p>
      <text:p text:style-name="P8">*/</text:p>
      <text:p text:style-name="P7"><text:span text:style-name="T1">producer()<text:tab/><text:tab/><text:tab/><text:tab/></text:span></text:p>
      <text:p text:style-name="P7"><text:span text:style-name="T1">{<text:tab/><text:tab/><text:tab/><text:tab/><text:tab/><text:tab/></text:span></text:p>
      <text:p text:style-name="P7"><text:tab/><text:span text:style-name="T1">for(i = 1 to 10)</text:span></text:p>
      <text:p text:style-name="P7"><text:tab/><text:span text:style-name="T1">{</text:span></text:p>
      <text:p text:style-name="P7"><text:tab/><text:tab/><text:span text:style-name="T1">P(sempc[0]);</text:span></text:p>
      <text:p text:style-name="P7"><text:tab/><text:tab/>向缓冲区中添加一个数字；</text:p>
      <text:p text:style-name="P7"><text:tab/><text:tab/><text:span text:style-name="T1">V(sempc[1]);</text:span></text:p>
      <text:p text:style-name="P7"><text:span text:style-name="T1"><text:tab/>}</text:span></text:p>
      <text:p text:style-name="P7"><text:span text:style-name="T1">}</text:span> </text:p>
      <text:p text:style-name="P4">/*</text:p>
      <text:p text:style-name="P5">consumer<text:span text:style-name="T2">0则是不断的从缓冲区中拿走数字，但是其操作是与consumer1相</text:span></text:p>
      <text:p text:style-name="P5"><text:span text:style-name="T2">互斥的，使用semcc[0]和semcc[1]来 保持两个进程的互斥访问，即对于缓</text:span></text:p>
      <text:p text:style-name="P5"><text:span text:style-name="T2">冲区的读每次只能有一个进程访问，而且一个进程访问后下一次访问必须是另一</text:span></text:p>
      <text:p text:style-name="P5"><text:span text:style-name="T2">个进程对其访问，所以设置了两个信号量控制。</text:span></text:p>
      <text:p text:style-name="P4">*/</text:p>
      <text:p text:style-name="P9">consumer0()</text:p>
      <text:p text:style-name="P9">{</text:p>
      <text:p text:style-name="P9"><text:tab/>while(true)</text:p>
      <text:p text:style-name="P9"><text:tab/>{</text:p>
      <text:p text:style-name="P9"><text:tab/><text:tab/>P(sempc[1]);<text:tab/>//实现同步访问</text:p>
      <text:p text:style-name="P9"><text:tab/><text:tab/>P(semcc<text:span text:style-name="T3">[0]</text:span>);<text:tab/>//将semcc<text:span text:style-name="T3">0减一，此时如果consumer1不进行缓冲区读那么这个进程也就不<text:tab/><text:tab/><text:tab/><text:tab/><text:tab/><text:tab/>//能再次读，实现了交替的访问</text:span></text:p>
      <text:p text:style-name="P9"><text:tab/><text:tab/>从缓冲区中拿走一个数字；</text:p>
      <text:p text:style-name="P9"><text:tab/><text:tab/>V(semcc<text:span text:style-name="T3">[1]</text:span>);<text:tab/>//通知consumer<text:span text:style-name="T3">1可以读缓冲区</text:span></text:p>
      <text:p text:style-name="P9"><text:tab/><text:tab/><text:span text:style-name="T3">V</text:span>(sempc[0]);</text:p>
      <text:p text:style-name="P9"><text:tab/>}</text:p>
      <text:p text:style-name="P9">}</text:p>
      <text:p text:style-name="P9"><text:soft-page-break/></text:p>
      <text:p text:style-name="P10">/*</text:p>
      <text:p text:style-name="P10">主要思想同consumer<text:span text:style-name="T4">0，由于极大的相似，所以不再赘述</text:span></text:p>
      <text:p text:style-name="P10">*/</text:p>
      <text:p text:style-name="P9">consumer1()</text:p>
      <text:p text:style-name="P9">{</text:p>
      <text:p text:style-name="P9"><text:tab/>while(true)</text:p>
      <text:p text:style-name="P9"><text:tab/>{</text:p>
      <text:p text:style-name="P9"><text:tab/><text:tab/><text:span text:style-name="T3">P</text:span>(sempc[1]);</text:p>
      <text:p text:style-name="P9"><text:tab/><text:tab/>V(semcc<text:span text:style-name="T3">[1]</text:span>);</text:p>
      <text:p text:style-name="P9"><text:tab/><text:tab/>从缓冲区中拿走一个数字；</text:p>
      <text:p text:style-name="P9"><text:tab/><text:tab/>P(semcc<text:span text:style-name="T3">[0]</text:span>);</text:p>
      <text:p text:style-name="P9"><text:tab/><text:tab/><text:span text:style-name="T3">V</text:span>(sempc[0]);</text:p>
      <text:p text:style-name="P9"><text:tab/>}</text:p>
      <text:p text:style-name="P9">}</text:p>
      <text:p text:style-name="P9"/>
      <text:p text:style-name="P9">具体的PV操作的实现</text:p>
      <text:p text:style-name="P11">/*</text:p>
      <text:p text:style-name="P11">在函数中定义一sembuf结构体变量<text:span text:style-name="T5">，然后对其赋值，sem_num为欲操作的信号量在信号量集中的编号</text:span></text:p>
      <text:p text:style-name="P15">sem_op为对该信号量的操作，在P操作中，将信号量的数值减一此为-1。返回semop函数，其实本函</text:p>
      <text:p text:style-name="P15">数对semop进行了包装成为了P操作，由于V操作由类似的行为，可以将P和V整合起来合成一个函数</text:p>
      <text:p text:style-name="P15">传入不同参数可更高集成操作。</text:p>
      <text:p text:style-name="P11">*/</text:p>
      <text:p text:style-name="P14">int PO(int semid, int semno)<text:tab/><text:tab/><text:tab/><text:tab/>//P操作</text:p>
      <text:p text:style-name="P14">{</text:p>
      <text:p text:style-name="P14"><text:tab/>struct sembuf buf;<text:tab/><text:tab/><text:tab/><text:tab/><text:tab/><text:tab/>//定义sembuf结构体变量buf，用以控制信号量</text:p>
      <text:p text:style-name="P14"><text:tab/>memset(&amp;buf, 0x00, sizeof(struct sembuf));<text:tab/>//对buf结构体清零</text:p>
      <text:p text:style-name="P14"><text:tab/>buf.sem_num = semno;<text:tab/><text:tab/><text:tab/><text:tab/><text:tab/><text:tab/>//信号量组的第semno个信号量</text:p>
      <text:p text:style-name="P14"><text:tab/>buf.sem_op = -1;<text:tab/><text:tab/><text:tab/><text:tab/><text:tab/><text:tab/><text:tab/>//对该信号量的操作</text:p>
      <text:p text:style-name="P14"><text:tab/>buf.sem_flg = 0;<text:tab/><text:tab/><text:tab/><text:tab/><text:tab/><text:tab/><text:tab/>//信号量操作的标志</text:p>
      <text:p text:style-name="P14"><text:tab/>return semop(semid, &amp;buf, 1);<text:tab/><text:tab/><text:tab/>//返回semop操作函数，完成对信号量的操作</text:p>
      <text:p text:style-name="P14">}</text:p>
      <text:p text:style-name="P9"/>
      <text:p text:style-name="P14">int VO(int semid, int semno)<text:tab/><text:tab/><text:tab/><text:tab/><text:tab/>//V操作</text:p>
      <text:p text:style-name="P14">{</text:p>
      <text:p text:style-name="P14"><text:tab/>struct sembuf buf;<text:tab/><text:tab/><text:tab/><text:tab/><text:tab/><text:tab/><text:tab/>//操作同上PO</text:p>
      <text:p text:style-name="P14"><text:tab/>memset(&amp;buf, 0x00, sizeof(struct sembuf));</text:p>
      <text:p text:style-name="P14"><text:tab/>buf.sem_num = semno;</text:p>
      <text:p text:style-name="P14"><text:tab/>buf.sem_op = 1;<text:tab/><text:tab/><text:tab/></text:p>
      <text:p text:style-name="P14"><text:tab/>buf.sem_flg = 0;</text:p>
      <text:p text:style-name="P14"><text:tab/>return semop(semid, &amp;buf, 1);</text:p>
      <text:p text:style-name="P14">}</text:p>
      <text:p text:style-name="P11"/>
      <text:p text:style-name="P9"/>
      <text:p text:style-name="P9"/>
      <text:p text:style-name="P9">程序清单<text:span text:style-name="T4">：</text:span></text:p>
      <text:p text:style-name="P13">相关的代码源文件 syspv.cc以及Makefile和可执行程序syspv均在本目录下</text:p>
      <text:p text:style-name="P13"/>
      <text:p text:style-name="P13">#include &lt;stdio.h&gt;<text:tab/><text:tab/>//包含函数库，以使用共享内存/信号量等</text:p>
      <text:p text:style-name="P13">#include &lt;stdlib.h&gt;</text:p>
      <text:p text:style-name="P13">#include &lt;unistd.h&gt;</text:p>
      <text:p text:style-name="P13">#include &lt;sys/shm.h&gt;</text:p>
      <text:p text:style-name="P13">#include &lt;sys/sem.h&gt;</text:p>
      <text:p text:style-name="P13">#include &lt;sys/types.h&gt;</text:p>
      <text:p text:style-name="P13">#include &lt;memory.h&gt;</text:p>
      <text:p text:style-name="P13"/>
      <text:p text:style-name="P13"/>
      <text:p text:style-name="P13">#define<text:tab/><text:tab/>CONSUMER<text:tab/>1<text:tab/>//定义消费者使用的信号量编号</text:p>
      <text:p text:style-name="P13">#define<text:tab/><text:tab/>PRODUCER<text:tab/>0<text:tab/>//定义生产者使用的信号量编号</text:p>
      <text:p text:style-name="P13"/>
      <text:p text:style-name="P13"><text:soft-page-break/>int array[10] = {1, 2, 3, 4, 5, 6, 7, 8, 9, 10};<text:tab/>//定义使用的十个数值</text:p>
      <text:p text:style-name="P13">int PO(int semid, int semno);</text:p>
      <text:p text:style-name="P13">int VO(int semid, int semno);</text:p>
      <text:p text:style-name="P13"/>
      <text:p text:style-name="P13">int main(int argc, char *argv[])</text:p>
      <text:p text:style-name="P13">{</text:p>
      <text:p text:style-name="P13"><text:tab/></text:p>
      <text:p text:style-name="P13"><text:tab/>pid_t producer;<text:tab/><text:tab/><text:tab/><text:tab/><text:tab/>//定义生产者PID</text:p>
      <text:p text:style-name="P13"><text:tab/>pid_t consumer0, consumer1;<text:tab/><text:tab/>//定义两个消费者的PID</text:p>
      <text:p text:style-name="P13"><text:tab/></text:p>
      <text:p text:style-name="P13"><text:tab/>int semid;<text:tab/><text:tab/><text:tab/><text:tab/><text:tab/><text:tab/>//信号量的ID</text:p>
      <text:p text:style-name="P13"><text:tab/>int semcc;<text:tab/><text:tab/><text:tab/><text:tab/><text:tab/><text:tab/>//消费者互斥使用的ID信号量</text:p>
      <text:p text:style-name="P13"><text:tab/>key_t key;<text:tab/><text:tab/><text:tab/><text:tab/><text:tab/><text:tab/>//用以作为信号量和共享内存获取的参数</text:p>
      <text:p text:style-name="P13"><text:tab/>if ((key = ftok("etc/profile", 1)) &lt; 0)<text:tab/>//产生key</text:p>
      <text:p text:style-name="P13"><text:tab/>{</text:p>
      <text:p text:style-name="P13"><text:tab/><text:tab/>perror("ftok error");<text:tab/><text:tab/>//错误处理</text:p>
      <text:p text:style-name="P13"><text:tab/><text:tab/>exit(-1);</text:p>
      <text:p text:style-name="P13"><text:tab/>}</text:p>
      <text:p text:style-name="P13"><text:tab/>if ((semid = semget(key, 2, IPC_CREAT | 0666)) &lt; 0)<text:tab/>//获取信号量</text:p>
      <text:p text:style-name="P13"><text:tab/>{</text:p>
      <text:p text:style-name="P13"><text:tab/><text:tab/>perror("semget error");<text:tab/><text:tab/>//错误处理</text:p>
      <text:p text:style-name="P13"><text:tab/><text:tab/>exit(-1);</text:p>
      <text:p text:style-name="P13"><text:tab/>}</text:p>
      <text:p text:style-name="P13"><text:tab/>if ((semcc = semget(key, 2, IPC_CREAT | 0666)) &lt; 0)</text:p>
      <text:p text:style-name="P13"><text:tab/>{</text:p>
      <text:p text:style-name="P13"><text:tab/><text:tab/>perror("semget error");</text:p>
      <text:p text:style-name="P13"><text:tab/><text:tab/>exit(-1);</text:p>
      <text:p text:style-name="P13"><text:tab/>}</text:p>
      <text:p text:style-name="P13"><text:tab/>short input_array[2];<text:tab/><text:tab/><text:tab/>//作为semctl函数的SETALL选项的参数</text:p>
      <text:p text:style-name="P13"><text:tab/>input_array[0] = 5;<text:tab/><text:tab/><text:tab/><text:tab/>//Producer</text:p>
      <text:p text:style-name="P13"><text:tab/>input_array[1] = 0;<text:tab/><text:tab/><text:tab/><text:tab/>//Consumer</text:p>
      <text:p text:style-name="P13"><text:tab/>semctl(semid, 2, SETALL, input_array);<text:tab/>//将两个信号量分别设置为5和0</text:p>
      <text:p text:style-name="P13"><text:tab/></text:p>
      <text:p text:style-name="P13"><text:tab/>short semcc_array[2];</text:p>
      <text:p text:style-name="P13"><text:tab/>semcc_array[0] = 0;</text:p>
      <text:p text:style-name="P13"><text:tab/>semcc_array[1] = 1;</text:p>
      <text:p text:style-name="P13"><text:tab/>semctl(semcc, 2, SETALL, semcc_array);</text:p>
      <text:p text:style-name="P13"/>
      <text:p text:style-name="P13"><text:tab/>int con0 = 0, con1 = 0;<text:tab/>//累加变量</text:p>
      <text:p text:style-name="P13"><text:tab/>int shmid;<text:tab/><text:tab/><text:tab/><text:tab/><text:tab/><text:tab/>//定义共享内存ID</text:p>
      <text:p text:style-name="P13"><text:tab/>int *buffer;<text:tab/><text:tab/><text:tab/><text:tab/><text:tab/>//5个缓冲区</text:p>
      <text:p text:style-name="P13"><text:tab/>int bufsize = 0;<text:tab/><text:tab/><text:tab/><text:tab/>//标示缓冲区最末的数据</text:p>
      <text:p text:style-name="P13"><text:tab/>//共享内存获取，第一个参数是之前获取的key， 第三个参数说明创建的方式</text:p>
      <text:p text:style-name="P13"><text:tab/>if ((shmid = shmget(key, sizeof(buffer), IPC_CREAT | IPC_EXCL | 0666)) &lt; 0)</text:p>
      <text:p text:style-name="P13"><text:tab/>{</text:p>
      <text:p text:style-name="P13"><text:tab/><text:tab/>perror("shmget error");<text:tab/><text:tab/>//错误处理</text:p>
      <text:p text:style-name="P13"><text:tab/><text:tab/>exit(-1);</text:p>
      <text:p text:style-name="P13"><text:tab/>}</text:p>
      <text:p text:style-name="P13"><text:tab/>(void *)buffer = shmat(shmid, NULL, 0);<text:tab/>//映射到共享内存区</text:p>
      <text:p text:style-name="P13"><text:tab/></text:p>
      <text:p text:style-name="P13"><text:tab/></text:p>
      <text:p text:style-name="P13"><text:tab/>if ((producer = fork()) &lt; 0)<text:tab/>//生产者的进程，由主进程派生出的子进程</text:p>
      <text:p text:style-name="P13"><text:tab/>{<text:tab/></text:p>
      <text:p text:style-name="P13"><text:tab/><text:tab/>perror("producer fork error");<text:tab/>//错误处理</text:p>
      <text:p text:style-name="P13"><text:tab/><text:tab/>exit(-1);</text:p>
      <text:p text:style-name="P13"><text:tab/>}</text:p>
      <text:p text:style-name="P13"><text:tab/>else if (producer == 0)<text:tab/><text:tab/><text:tab/>//如果是子进程</text:p>
      <text:p text:style-name="P13"><text:tab/>{</text:p>
      <text:p text:style-name="P13"><text:tab/><text:tab/>for(int i = 0; i &lt; 10; ++i)</text:p>
      <text:p text:style-name="P13"><text:tab/><text:tab/>{</text:p>
      <text:p text:style-name="P13"><text:soft-page-break/><text:tab/><text:tab/><text:tab/>PO(semid, PRODUCER);<text:tab/>//开始生产，使用P将PRODUCER信号量减一</text:p>
      <text:p text:style-name="P13"><text:tab/><text:tab/><text:tab/>buffer[bufsize++] = array[i];<text:tab/>//将10个数据填入缓冲区中</text:p>
      <text:p text:style-name="P13"><text:tab/><text:tab/><text:tab/>VO(semid, CONSUMER);<text:tab/>//V操作consumer通知可以消费了，CONSUMER信号量加一</text:p>
      <text:p text:style-name="P13"><text:tab/><text:tab/>}</text:p>
      <text:p text:style-name="P13"><text:tab/>}</text:p>
      <text:p text:style-name="P13"/>
      <text:p text:style-name="P13"><text:tab/>if ((consumer0 = fork()) &lt; 0)<text:tab/>//消费者0的进程，由主进程派生出的子进程</text:p>
      <text:p text:style-name="P13"><text:tab/>{</text:p>
      <text:p text:style-name="P13"><text:tab/><text:tab/>perror("consumer0 fork error");<text:tab/>//错误处理</text:p>
      <text:p text:style-name="P13"><text:tab/><text:tab/>exit(-1);</text:p>
      <text:p text:style-name="P13"><text:tab/>}</text:p>
      <text:p text:style-name="P13"><text:tab/>else if (consumer0 == 0)<text:tab/><text:tab/>//如果是子进程</text:p>
      <text:p text:style-name="P13"><text:tab/>{</text:p>
      <text:p text:style-name="P13"><text:tab/><text:tab/>while (true)</text:p>
      <text:p text:style-name="P13"><text:tab/><text:tab/>{</text:p>
      <text:p text:style-name="P13"><text:tab/><text:tab/><text:tab/>PO(semid, CONSUMER);<text:tab/>//P操作CONSUMER生产，将CONSUMER信号量减一</text:p>
      <text:p text:style-name="P13"><text:tab/><text:tab/><text:tab/>PO(semcc, PRODUCER);</text:p>
      <text:p text:style-name="P13"><text:tab/><text:tab/><text:tab/>printf("%d\n", buffer[bufsize--]);<text:tab/>//消费一个“产品”</text:p>
      <text:p text:style-name="P13"><text:tab/><text:tab/><text:tab/>VO(semcc, CONSUMER);</text:p>
      <text:p text:style-name="P13"><text:tab/><text:tab/><text:tab/>VO(semid, PRODUCER);<text:tab/>//通知生产者生产，PRODUCER</text:p>
      <text:p text:style-name="P13"><text:tab/><text:tab/>}</text:p>
      <text:p text:style-name="P13"><text:tab/>}</text:p>
      <text:p text:style-name="P13"><text:tab/></text:p>
      <text:p text:style-name="P13"><text:tab/>if ((consumer1 = fork()) &lt; 0)<text:tab/>//消费者1的进程，由主进程派生出的子进程</text:p>
      <text:p text:style-name="P13"><text:tab/>{</text:p>
      <text:p text:style-name="P13"><text:tab/><text:tab/>perror("consumer1 fork error");<text:tab/>//错误处理</text:p>
      <text:p text:style-name="P13"><text:tab/><text:tab/>exit(-1);</text:p>
      <text:p text:style-name="P13"><text:tab/>}</text:p>
      <text:p text:style-name="P13"><text:tab/>else if (consumer1 == 0)<text:tab/><text:tab/>//如果是子进程</text:p>
      <text:p text:style-name="P13"><text:tab/>{</text:p>
      <text:p text:style-name="P13"><text:tab/><text:tab/>while (true)<text:tab/><text:tab/></text:p>
      <text:p text:style-name="P13"><text:tab/><text:tab/>{</text:p>
      <text:p text:style-name="P13"><text:tab/><text:tab/><text:tab/>PO(semid, CONSUMER);<text:tab/>//同上</text:p>
      <text:p text:style-name="P13"><text:tab/><text:tab/><text:tab/>VO(semcc, CONSUMER);</text:p>
      <text:p text:style-name="P13"><text:tab/><text:tab/><text:tab/>printf("%d\n", buffer[bufsize--]);<text:tab/>//同上</text:p>
      <text:p text:style-name="P13"><text:tab/><text:tab/><text:tab/>PO(semcc, PRODUCER);</text:p>
      <text:p text:style-name="P13"><text:tab/><text:tab/><text:tab/>VO(semid, PRODUCER);<text:tab/>//同上</text:p>
      <text:p text:style-name="P13"><text:tab/><text:tab/>}</text:p>
      <text:p text:style-name="P13"><text:tab/>}</text:p>
      <text:p text:style-name="P13"><text:tab/>printf("Consumer0 的累加和为%d\n", con0);</text:p>
      <text:p text:style-name="P13"><text:tab/>printf("Consumer1 的累加和为%d\n", con1);</text:p>
      <text:p text:style-name="P13"/>
      <text:p text:style-name="P13"><text:tab/>return 0;</text:p>
      <text:p text:style-name="P13">}</text:p>
      <text:p text:style-name="P13">int PO(int semid, int semno)<text:tab/><text:tab/><text:tab/><text:tab/><text:tab/>//P操作</text:p>
      <text:p text:style-name="P13">{</text:p>
      <text:p text:style-name="P13"><text:tab/>struct sembuf buf;<text:tab/><text:tab/><text:tab/><text:tab/><text:tab/><text:tab/><text:tab/>//定义sembuf结构体变量buf，用以控制信号量</text:p>
      <text:p text:style-name="P13"><text:tab/>memset(&amp;buf, 0x00, sizeof(struct sembuf));<text:tab/>//对buf结构体清零</text:p>
      <text:p text:style-name="P13"><text:tab/>buf.sem_num = semno;<text:tab/><text:tab/><text:tab/><text:tab/><text:tab/><text:tab/>//信号量组的第semno个信号量</text:p>
      <text:p text:style-name="P13"><text:tab/>buf.sem_op = -1;<text:tab/><text:tab/><text:tab/><text:tab/><text:tab/><text:tab/><text:tab/>//对该信号量的操作</text:p>
      <text:p text:style-name="P13"><text:tab/>buf.sem_flg = 0;<text:tab/><text:tab/><text:tab/><text:tab/><text:tab/><text:tab/><text:tab/>//信号量操作的标志</text:p>
      <text:p text:style-name="P13"><text:tab/>return semop(semid, &amp;buf, 1);<text:tab/><text:tab/><text:tab/><text:tab/>//返回semop操作函数，完成对信号量的操作</text:p>
      <text:p text:style-name="P13">}</text:p>
      <text:p text:style-name="P13"/>
      <text:p text:style-name="P13">/*</text:p>
      <text:p text:style-name="P13">sembuf结构体<text:span text:style-name="T5">，作为参数向semop函数传递</text:span></text:p>
      <text:p text:style-name="P13">struct sembuf {</text:p>
      <text:p text:style-name="P13"><text:tab/>unsigned short sem_num;<text:tab/>//在信号量集中的具体编号</text:p>
      <text:p text:style-name="P13"><text:soft-page-break/><text:tab/>short<text:tab/><text:tab/><text:tab/> sem_op;<text:tab/>//对信号量的具体操作</text:p>
      <text:p text:style-name="P13"><text:tab/>short <text:tab/><text:tab/><text:tab/> sem_flg;<text:tab/>//对信号量的附加标志</text:p>
      <text:p text:style-name="P15">}</text:p>
      <text:p text:style-name="P13">*/</text:p>
      <text:p text:style-name="P13">int VO(int semid, int semno)<text:tab/><text:tab/><text:tab/><text:tab/><text:tab/>//V操作</text:p>
      <text:p text:style-name="P13">{</text:p>
      <text:p text:style-name="P13"><text:tab/>struct sembuf buf;<text:tab/><text:tab/><text:tab/><text:tab/><text:tab/><text:tab/><text:tab/>//操作同上PO</text:p>
      <text:p text:style-name="P13"><text:tab/>memset(&amp;buf, 0x00, sizeof(struct sembuf));</text:p>
      <text:p text:style-name="P13"><text:tab/>buf.sem_num = semno;</text:p>
      <text:p text:style-name="P13"><text:tab/>buf.sem_op = 1;<text:tab/><text:tab/><text:tab/></text:p>
      <text:p text:style-name="P13"><text:tab/>buf.sem_flg = 0;</text:p>
      <text:p text:style-name="P13"><text:tab/>return semop(semid, &amp;buf, 1);</text:p>
      <text:p text:style-name="P13">}</text:p>
      <text:p text:style-name="P9"/>
      <text:p text:style-name="P9"/>
      <text:p text:style-name="P9">运行结果<text:span text:style-name="T4">：</text:span></text:p>
      <text:p text:style-name="P9">在Ubuntu操作系统下的运行结果如下<text:span text:style-name="T4">：</text:span></text:p>
      <text:p text:style-name="P9"/>
      <text:p text:style-name="P13">1</text:p>
      <text:p text:style-name="P13">2</text:p>
      <text:p text:style-name="P13">3</text:p>
      <text:p text:style-name="P13">4</text:p>
      <text:p text:style-name="P13">5</text:p>
      <text:p text:style-name="P13">6</text:p>
      <text:p text:style-name="P13">7</text:p>
      <text:p text:style-name="P13">8</text:p>
      <text:p text:style-name="P13">9</text:p>
      <text:p text:style-name="P13">10</text:p>
      <text:p text:style-name="P13">Consumer0 的累加和为24</text:p>
      <text:p text:style-name="P13">Consumer1 的累加和为30</text:p>
      <text:p text:style-name="P9"/>
      <text:p text:style-name="P3">设计心得<text:span text:style-name="T4">：</text:span></text:p>
      <text:p text:style-name="P3"><text:tab/></text:p>
      <text:p text:style-name="P3"><text:tab/>本次设计所使用的算法和进程操作的知识均比较的基础<text:span text:style-name="T6">，将其原理写出来其实并不难，几行伪代码就可以清楚的表述出来，但是如果将其作为具体的程序写出来，还是有一些难度的，因为在实现的过程中由许多细节需要考虑，比如具体信号量操作所使用的函数/结构体变量，共享内存所返回的地址类型是什么，是void *还是int *，两者应该如何转换成合理的形式而编译器不会报错。以及各种变量的定义和使用/编码的风格都是长期编程的经验所形成的，没有扎实的基本功会对以后的工作有很大的麻烦。所以 继续编程提高基本素质是很重要的。</text:span></text:p>
      <text:p text:style-name="P3"><text:tab/>对于参考资料的选择也比较重要<text:span text:style-name="T7">，因为具体编码的时间并不是很充分，所以如果没有合适的参考书会对编码产生很坏的影响，比如参考书的代码不规范，原理讲述和实现由较大的差距，作者水平不佳会令读者一头雾水，知其然不知其所以然。</text:span></text:p>
      <text:p text:style-name="P3"><text:tab/>对于项目的规划一定要合理<text:span text:style-name="T7">，按照软件工程标准完成每一次的课程设计和程序的编写，而不是漫无目的的设计和没有规划的编码，否则对于整个项目的影响是恶劣的。</text:span></text:p>
      <text:p text:style-name="P3"><text:tab/>程序的测试也很重要<text:span text:style-name="T7">，并不是把程序运行一次发现没有错误就是正确良好的程序，按照软件工程要求的测试方法来测试程序的健壮性/性能至关重要。</text:span></text:p>
      <text:p text:style-name="P3"/>
      <text:p text:style-name="P3"/>
      <text:p text:style-name="P3"/>
      <text:p text:style-name="P3">参考资料：《UNIX环境高级编程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7T10:53:03.506645916</dc:date>
    <meta:generator>LibreOffice/4.2.7.2$Linux_X86_64 LibreOffice_project/420m0$Build-2</meta:generator>
    <meta:editing-duration>PT12M26S</meta:editing-duration>
    <meta:editing-cycles>2</meta:editing-cycles>
    <meta:document-statistic meta:table-count="0" meta:image-count="0" meta:object-count="0" meta:page-count="5" meta:paragraph-count="246" meta:word-count="2758" meta:character-count="5978" meta:non-whitespace-character-count="5241"/>
  </office:meta>
</office:document-meta>
</file>